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laidML from nGraph</text:p>
      <text:p text:style-name="Text_20_body">ngraph::runtime::plaidml::PlaidML_Back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idML from nGraph</dc:title>
  </office:meta>
</office:document-meta>
</file>